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5-09-3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21256" calcext:value-type="float">
            <text:p>146.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5-06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23128" calcext:value-type="float">
            <text:p>145.4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5-03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4-10-1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7728" calcext:value-type="float">
            <text:p>144.1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4-06-25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4-03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53664" calcext:value-type="float">
            <text:p>142.8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3-12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0924" calcext:value-type="float">
            <text:p>142.5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3-10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872" calcext:value-type="float">
            <text:p>142.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3-06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3-03-1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3388" calcext:value-type="float">
            <text:p>141.5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2-09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17016" calcext:value-type="float">
            <text:p>140.7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2-06-1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1592" calcext:value-type="float">
            <text:p>139.9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2-03-0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68504" calcext:value-type="float">
            <text:p>139.6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2-01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84" calcext:value-type="float">
            <text:p>139.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1-09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45416" calcext:value-type="float">
            <text:p>139.3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1-07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5" calcext:value-type="float">
            <text:p>139.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1-04-0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012" calcext:value-type="float">
            <text:p>138.1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0-09-2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0-06-17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62208" calcext:value-type="float">
            <text:p>138.0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20-03-11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04664" calcext:value-type="float">
            <text:p>131.8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9-12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7264" calcext:value-type="float">
            <text:p>137.3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9-10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9376" calcext:value-type="float">
            <text:p>136.7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9-06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7608" calcext:value-type="float">
            <text:p>136.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9-03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5184" calcext:value-type="float">
            <text:p>135.9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8-10-3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4288" calcext:value-type="float">
            <text:p>135.6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8-03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502" calcext:value-type="float">
            <text:p>134.9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7-10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10576" calcext:value-type="float">
            <text:p>134.9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7-06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9992" calcext:value-type="float">
            <text:p>134.8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7-03-3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5128" calcext:value-type="float">
            <text:p>134.7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6-10-1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406" calcext:value-type="float">
            <text:p>134.3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6-06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6-03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5-12-1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5-09-2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87032" calcext:value-type="float">
            <text:p>133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5-03-1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6512" calcext:value-type="float">
            <text:p>133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5-0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4-09-1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6512" calcext:value-type="float">
            <text:p>133.6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4-06-30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8856" calcext:value-type="float">
            <text:p>132.5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4-03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4248" calcext:value-type="float">
            <text:p>131.5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4-01-0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3-10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3-03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4768" calcext:value-type="float">
            <text:p>131.8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2-12-1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068" calcext:value-type="float">
            <text:p>131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2-09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4248" calcext:value-type="float">
            <text:p>131.5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2-06-1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2-03-2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28336" calcext:value-type="float">
            <text:p>132.2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2-01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8856" calcext:value-type="float">
            <text:p>132.5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1-09-29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6592" calcext:value-type="float">
            <text:p>130.4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1-06-2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6592" calcext:value-type="float">
            <text:p>130.4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1-03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8856" calcext:value-type="float">
            <text:p>132.5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0-12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2944" calcext:value-type="float">
            <text:p>133.2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0-09-3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0-07-2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016" calcext:value-type="float">
            <text:p>130.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10-03-1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09-09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8856" calcext:value-type="float">
            <text:p>132.5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09-06-1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7068" calcext:value-type="float">
            <text:p>131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09-03-2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8856" calcext:value-type="float">
            <text:p>132.5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08-09-1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016" calcext:value-type="float">
            <text:p>130.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08-06-1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6592" calcext:value-type="float">
            <text:p>130.4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08-03-1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6072" calcext:value-type="float">
            <text:p>130.1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08-02-2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6072" calcext:value-type="float">
            <text:p>130.1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SC0051260</text:p>
          </table:table-cell>
          <table:table-cell office:value-type="string" calcext:value-type="string">
            <text:p>02N/12E-16BAA</text:p>
          </table:table-cell>
          <table:table-cell office:value-type="string" calcext:value-type="string">
            <text:p>2007-12-1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66592" calcext:value-type="float">
            <text:p>130.4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4" meta:object-count="0"/>
    <meta:user-defined meta:name="AppVersion">3.0</meta:user-defined>
  </office:meta>
</office:document-meta>
</file>